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6aa84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4" style:family="text">
      <style:text-properties fo:font-variant="normal" fo:text-transform="none" fo:color="#38761d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5" style:family="text">
      <style:text-properties fo:font-variant="normal" fo:text-transform="none" fo:color="#38761d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6" style:family="text">
      <style:text-properties fo:font-variant="normal" fo:text-transform="none" fo:color="#980000" style:text-line-through-style="none" style:text-line-through-type="none" style:text-position="0% 100%" style:font-name="Montserrat" fo:font-size="14pt" fo:letter-spacing="normal" fo:font-style="normal" style:text-underline-style="solid" style:text-underline-width="auto" style:text-underline-color="font-color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7" style:family="text">
      <style:text-properties fo:font-variant="normal" fo:text-transform="none" fo:color="#980000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8" style:family="text">
      <style:text-properties fo:font-variant="normal" fo:text-transform="none" fo:color="#98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italic" style:text-underline-style="none" fo:font-weight="normal" style:font-name-asian="Montserrat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Montserrat" fo:font-size="14pt" fo:letter-spacing="normal" fo:font-style="italic" style:text-underline-style="none" fo:font-weight="normal" style:font-name-asian="Montserrat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Montserrat" fo:font-size="11pt" fo:letter-spacing="normal" fo:font-style="italic" style:text-underline-style="none" fo:font-weight="normal" style:font-name-asian="Montserrat" style:font-size-asian="11pt" style:font-style-asian="italic" style:font-weight-asian="normal" style:font-name-complex="Montserrat" style:font-size-complex="11pt" style:font-style-complex="italic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Montserrat" fo:font-size="14pt" fo:letter-spacing="normal" fo:font-style="normal" style:text-underline-style="solid" style:text-underline-width="auto" style:text-underline-color="font-color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4" style:family="text">
      <style:text-properties fo:font-variant="normal" fo:text-transform="none" fo:color="#1155cc" style:text-line-through-style="none" style:text-line-through-type="none" style:text-position="0% 100%" style:font-name="Montserrat" fo:font-size="14pt" fo:letter-spacing="normal" fo:font-style="normal" style:text-underline-style="solid" style:text-underline-width="auto" style:text-underline-color="font-color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7.769cm" svg:x="0cm" svg:y="1.42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24.424cm" svg:height="14.287cm" svg:x="0.975cm" svg:y="0cm">
          <text:p text:style-name="P2"><text:span text:style-name="T1">struct AlphaS </text:span><text:span text:style-name="T2">// size of an AlphaS var is 2 + 8 = 10 bytes</text:span><text:span text:style-name="T1"><text:line-break/></text:span><text:span text:style-name="T1"> <text:s text:c="15"/>{</text:span><text:span text:style-name="T1"><text:line-break/></text:span><text:span text:style-name="T1"> <text:s text:c="23"/>char a, b; </text:span><text:span text:style-name="T2">// contributes 2 bytes</text:span><text:span text:style-name="T1"><text:line-break/></text:span><text:span text:style-name="T1"> <text:s text:c="23"/>double f; </text:span><text:span text:style-name="T2">// contributes 8 bytes</text:span><text:span text:style-name="T1"><text:line-break/></text:span><text:span text:style-name="T1"> <text:s text:c="15"/>};</text:span></text:p>
          <text:p text:style-name="P2"><text:span text:style-name="T1">union BetaU </text:span><text:span text:style-name="T2">// size of a BetaU var is size of largest field var (alphaVar)= 10</text:span><text:span text:style-name="T1"><text:line-break/></text:span><text:span text:style-name="T1"> <text:s text:c="15"/>{</text:span><text:span text:style-name="T1"><text:line-break/></text:span><text:span text:style-name="T1"> <text:s text:c="23"/>int i;</text:span><text:span text:style-name="T1"><text:line-break/></text:span><text:span text:style-name="T1"> <text:s text:c="23"/>Alpha alphaVar;</text:span><text:span text:style-name="T1"><text:line-break/></text:span><text:span text:style-name="T1"> <text:s text:c="15"/>};</text:span><text:span text:style-name="T1"><text:line-break/></text:span><text:span text:style-name="T1">BetaU betUArr[25];</text:span><text:span text:style-name="T3"><text:line-break/></text:span><text:span text:style-name="T3"/></text:p>
          <text:p text:style-name="P2"><text:span text:style-name="T4">Address of </text:span><text:span text:style-name="T5">betUArr[</text:span><text:span text:style-name="T4">1</text:span><text:span text:style-name="T5">].alphaVar.f</text:span><text:span text:style-name="T4"> is</text:span></text:p>
          <text:p text:style-name="P2"><text:span text:style-name="T4">= Address of </text:span><text:span text:style-name="T5">betUArr[</text:span><text:span text:style-name="T4">1</text:span><text:span text:style-name="T5">] </text:span><text:span text:style-name="T4">+</text:span><text:span text:style-name="T5"> </text:span><text:span text:style-name="T4">Offsets by</text:span><text:span text:style-name="T5"> a &amp; b </text:span><text:span text:style-name="T4">in</text:span><text:span text:style-name="T5"> alphaVar </text:span><text:span text:style-name="T4">struct</text:span></text:p>
          <text:p text:style-name="P2"><text:span text:style-name="T6">NOT</text:span><text:span text:style-name="T3"> </text:span></text:p>
          <text:p text:style-name="P2"><text:span text:style-name="T7">= </text:span><text:span text:style-name="T8">Address of</text:span><text:span text:style-name="T7"> betUArr[</text:span><text:span text:style-name="T8">1</text:span><text:span text:style-name="T7">] + </text:span><text:span text:style-name="T8">size of</text:span><text:span text:style-name="T7"> alphaVar </text:span><text:span text:style-name="T8">struct</text:span><text:span text:style-name="T7"> +</text:span><text:span text:style-name="T8"> Offsets by </text:span><text:span text:style-name="T7">a &amp; b </text:span><text:span text:style-name="T8">in</text:span><text:span text:style-name="T7"> alphavar </text:span><text:span text:style-name="T8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3" draw:layer="layout" svg:width="8.332cm" svg:height="1.03cm" svg:x="0.975cm" svg:y="12.672cm">
          <text:p text:style-name="P2"><text:span text:style-name="T9">See illustrations next slides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1;p14" draw:style-name="gr1" draw:text-style-name="P1" draw:layer="layout" svg:width="25.399cm" svg:height="7.769cm" svg:x="0cm" svg:y="1.42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2" draw:text-style-name="P3" draw:layer="layout" svg:width="25.817cm" svg:height="14.287cm" svg:x="0.975cm" svg:y="0cm">
          <text:p text:style-name="P2"><text:span text:style-name="T1">struct AlphaS </text:span><text:span text:style-name="T2">// size of an AlphaS var is 2 + 8 = 10 bytes</text:span><text:span text:style-name="T1"><text:line-break/></text:span><text:span text:style-name="T1"> <text:s text:c="15"/>{</text:span><text:span text:style-name="T1"><text:line-break/></text:span><text:span text:style-name="T1"> <text:s text:c="23"/>char a, b; </text:span><text:span text:style-name="T2">// contributes 2 bytes</text:span><text:span text:style-name="T1"><text:line-break/></text:span><text:span text:style-name="T1"> <text:s text:c="23"/>double f; </text:span><text:span text:style-name="T2">// contributes 8 bytes</text:span><text:span text:style-name="T1"><text:line-break/></text:span><text:span text:style-name="T1"> <text:s text:c="15"/>};</text:span></text:p>
          <text:p text:style-name="P2"><text:span text:style-name="T1">union BetaU </text:span><text:span text:style-name="T2">// size of a BetaU var is size of largest field var (alphaVar)= 10</text:span><text:span text:style-name="T1"><text:line-break/></text:span><text:span text:style-name="T1"> <text:s text:c="15"/>{</text:span><text:span text:style-name="T1"><text:line-break/></text:span><text:span text:style-name="T1"> <text:s text:c="23"/>int i;</text:span><text:span text:style-name="T1"><text:line-break/></text:span><text:span text:style-name="T1"> <text:s text:c="23"/>Alpha alphaVar;</text:span><text:span text:style-name="T1"><text:line-break/></text:span><text:span text:style-name="T1"> <text:s text:c="15"/>};</text:span><text:span text:style-name="T1"><text:line-break/></text:span><text:span text:style-name="T1">BetaU betUArr[25];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4" draw:text-style-name="P5" draw:layer="layout" svg:width="0.918cm" svg:height="1.03cm" svg:x="0.975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5" draw:layer="layout" svg:width="0.918cm" svg:height="1.03cm" svg:x="1.894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5" draw:layer="layout" svg:width="0.918cm" svg:height="1.03cm" svg:x="2.813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5" draw:layer="layout" svg:width="0.918cm" svg:height="1.03cm" svg:x="3.73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" draw:text-style-name="P5" draw:layer="layout" svg:width="0.918cm" svg:height="1.03cm" svg:x="4.65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4" draw:text-style-name="P5" draw:layer="layout" svg:width="0.918cm" svg:height="1.03cm" svg:x="5.571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4" draw:text-style-name="P5" draw:layer="layout" svg:width="0.918cm" svg:height="1.03cm" svg:x="6.49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" draw:text-style-name="P5" draw:layer="layout" svg:width="0.918cm" svg:height="1.03cm" svg:x="7.409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5" draw:layer="layout" svg:width="0.918cm" svg:height="1.03cm" svg:x="8.328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4" draw:text-style-name="P5" draw:layer="layout" svg:width="0.918cm" svg:height="1.03cm" svg:x="9.247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5" draw:text-style-name="P6" draw:layer="layout" svg:width="7.198cm" svg:height="0.001cm" svg:x="2.869cm" svg:y="12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5" draw:text-style-name="P6" draw:layer="layout" svg:width="0.793cm" svg:height="0.013cm" svg:x="1.003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4" draw:style-name="gr5" draw:text-style-name="P6" draw:layer="layout" svg:width="0.793cm" svg:height="0.013cm" svg:x="1.957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4" draw:style-name="gr2" draw:text-style-name="P3" draw:layer="layout" svg:width="3.676cm" svg:height="1.03cm" svg:x="0.763cm" svg:y="10.845cm">
          <text:p text:style-name="P2"><text:span text:style-name="T10">betUArr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2" draw:text-style-name="P3" draw:layer="layout" svg:width="3.676cm" svg:height="1.03cm" svg:x="10.077cm" svg:y="10.889cm">
          <text:p text:style-name="P2"><text:span text:style-name="T10">betUArr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2" draw:text-style-name="P3" draw:layer="layout" svg:width="3.676cm" svg:height="1.03cm" svg:x="19.602cm" svg:y="11.709cm">
          <text:p text:style-name="P2"><text:span text:style-name="T11">…………</text:span><text:span text:style-name="T1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2" draw:text-style-name="P3" draw:layer="layout" svg:width="0.918cm" svg:height="1.03cm" svg:x="0.975cm" svg:y="12.747cm">
          <text:p text:style-name="P2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2" draw:text-style-name="P3" draw:layer="layout" svg:width="0.918cm" svg:height="1.03cm" svg:x="2.033cm" svg:y="12.747cm">
          <text:p text:style-name="P2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2" draw:text-style-name="P3" draw:layer="layout" svg:width="0.918cm" svg:height="1.03cm" svg:x="5.843cm" svg:y="12.747cm">
          <text:p text:style-name="P2"><text:span text:style-name="T12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4" draw:text-style-name="P5" draw:layer="layout" svg:width="0.918cm" svg:height="1.03cm" svg:x="10.077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4" draw:text-style-name="P5" draw:layer="layout" svg:width="0.918cm" svg:height="1.03cm" svg:x="10.996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4" draw:text-style-name="P5" draw:layer="layout" svg:width="0.918cm" svg:height="1.03cm" svg:x="11.915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4" draw:text-style-name="P5" draw:layer="layout" svg:width="0.918cm" svg:height="1.03cm" svg:x="12.834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4" draw:text-style-name="P5" draw:layer="layout" svg:width="0.918cm" svg:height="1.03cm" svg:x="13.753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4" draw:text-style-name="P5" draw:layer="layout" svg:width="0.918cm" svg:height="1.03cm" svg:x="14.67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4" draw:text-style-name="P5" draw:layer="layout" svg:width="0.918cm" svg:height="1.03cm" svg:x="15.59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4" draw:text-style-name="P5" draw:layer="layout" svg:width="0.918cm" svg:height="1.03cm" svg:x="16.511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4" draw:text-style-name="P5" draw:layer="layout" svg:width="0.918cm" svg:height="1.03cm" svg:x="17.43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4" draw:text-style-name="P5" draw:layer="layout" svg:width="0.918cm" svg:height="1.03cm" svg:x="18.349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5" draw:text-style-name="P6" draw:layer="layout" svg:width="7.198cm" svg:height="0.001cm" svg:x="11.97cm" svg:y="12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4" draw:style-name="gr5" draw:text-style-name="P6" draw:layer="layout" svg:width="0.793cm" svg:height="0.013cm" svg:x="10.104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5" draw:text-style-name="P6" draw:layer="layout" svg:width="0.793cm" svg:height="0.013cm" svg:x="11.058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4" draw:style-name="gr2" draw:text-style-name="P3" draw:layer="layout" svg:width="0.918cm" svg:height="1.03cm" svg:x="10.077cm" svg:y="12.747cm">
          <text:p text:style-name="P2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2" draw:text-style-name="P3" draw:layer="layout" svg:width="0.918cm" svg:height="1.03cm" svg:x="11.135cm" svg:y="12.747cm">
          <text:p text:style-name="P2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" draw:text-style-name="P3" draw:layer="layout" svg:width="0.918cm" svg:height="1.03cm" svg:x="14.945cm" svg:y="12.747cm">
          <text:p text:style-name="P2"><text:span text:style-name="T12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" draw:text-style-name="P3" draw:layer="layout" svg:width="14.332cm" svg:height="1.03cm" svg:x="0.763cm" svg:y="9.814cm">
          <text:p text:style-name="P2"><text:span text:style-name="T13">Layout of </text:span><text:span text:style-name="T14">betaUArr</text:span><text:span text:style-name="T13"> array. </text:span><text:span text:style-name="T14">a</text:span><text:span text:style-name="T13">, </text:span><text:span text:style-name="T14">b</text:span><text:span text:style-name="T13">, </text:span><text:span text:style-name="T14">f</text:span><text:span text:style-name="T13"> are variables of </text:span><text:span text:style-name="T14">alphaV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6" draw:text-style-name="P6" draw:layer="layout" svg:width="0.001cm" svg:height="1.447cm" svg:x="10.054cm" svg:y="11.41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8;g29a88c4c3f_0_2:notes" draw:style-name="gr3" draw:layer="layout" svg:width="16.932cm" svg:height="9.524cm" svg:x="1.059cm" svg:y="1.905cm" draw:page-number="2" presentation:class="page"/>
          <draw:frame draw:name="Google Shape;59;g29a88c4c3f_0_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104;p15" draw:style-name="gr1" draw:text-style-name="P1" draw:layer="layout" svg:width="25.399cm" svg:height="7.769cm" svg:x="0cm" svg:y="1.42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2" draw:text-style-name="P3" draw:layer="layout" svg:width="24.424cm" svg:height="14.287cm" svg:x="0.975cm" svg:y="0cm">
          <text:p text:style-name="P2"><text:span text:style-name="T1">struct AlphaS </text:span><text:span text:style-name="T2">// size of an AlphaS var is 2 + 8 = 10 bytes</text:span><text:span text:style-name="T1"><text:line-break/></text:span><text:span text:style-name="T1"> <text:s text:c="15"/>{</text:span><text:span text:style-name="T1"><text:line-break/></text:span><text:span text:style-name="T1"> <text:s text:c="23"/>char a, b; </text:span><text:span text:style-name="T2">// contributes 2 bytes</text:span><text:span text:style-name="T1"><text:line-break/></text:span><text:span text:style-name="T1"> <text:s text:c="23"/>double f; </text:span><text:span text:style-name="T2">// contributes 8 bytes</text:span><text:span text:style-name="T1"><text:line-break/></text:span><text:span text:style-name="T1"> <text:s text:c="15"/>};</text:span></text:p>
          <text:p text:style-name="P2"><text:span text:style-name="T1">union BetaU </text:span><text:span text:style-name="T2">// size of a BetaU var is size of largest field var (alphaVar)= 10</text:span><text:span text:style-name="T1"><text:line-break/></text:span><text:span text:style-name="T1"> <text:s text:c="15"/>{</text:span><text:span text:style-name="T1"><text:line-break/></text:span><text:span text:style-name="T1"> <text:s text:c="23"/>int i;</text:span><text:span text:style-name="T1"><text:line-break/></text:span><text:span text:style-name="T1"> <text:s text:c="23"/>Alpha alphaVar;</text:span><text:span text:style-name="T1"><text:line-break/></text:span><text:span text:style-name="T1"> <text:s text:c="15"/>};</text:span><text:span text:style-name="T1"><text:line-break/></text:span><text:span text:style-name="T1">BetaU betUArr[25];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4" draw:text-style-name="P5" draw:layer="layout" svg:width="0.918cm" svg:height="1.03cm" svg:x="0.975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4" draw:text-style-name="P5" draw:layer="layout" svg:width="0.918cm" svg:height="1.03cm" svg:x="1.894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4" draw:text-style-name="P5" draw:layer="layout" svg:width="0.918cm" svg:height="1.03cm" svg:x="2.813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4" draw:text-style-name="P5" draw:layer="layout" svg:width="0.918cm" svg:height="1.03cm" svg:x="3.73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4" draw:text-style-name="P5" draw:layer="layout" svg:width="0.918cm" svg:height="1.03cm" svg:x="4.65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4" draw:text-style-name="P5" draw:layer="layout" svg:width="0.918cm" svg:height="1.03cm" svg:x="5.571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4" draw:text-style-name="P5" draw:layer="layout" svg:width="0.918cm" svg:height="1.03cm" svg:x="6.49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4" draw:text-style-name="P5" draw:layer="layout" svg:width="0.918cm" svg:height="1.03cm" svg:x="7.409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4" draw:text-style-name="P5" draw:layer="layout" svg:width="0.918cm" svg:height="1.03cm" svg:x="8.328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4" draw:text-style-name="P5" draw:layer="layout" svg:width="0.918cm" svg:height="1.03cm" svg:x="9.247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5" draw:text-style-name="P6" draw:layer="layout" svg:width="7.198cm" svg:height="0.001cm" svg:x="2.869cm" svg:y="12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5" draw:style-name="gr5" draw:text-style-name="P6" draw:layer="layout" svg:width="0.793cm" svg:height="0.013cm" svg:x="1.003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5" draw:style-name="gr5" draw:text-style-name="P6" draw:layer="layout" svg:width="0.793cm" svg:height="0.013cm" svg:x="1.957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15" draw:style-name="gr2" draw:text-style-name="P3" draw:layer="layout" svg:width="3.676cm" svg:height="1.03cm" svg:x="0.763cm" svg:y="10.845cm">
          <text:p text:style-name="P2"><text:span text:style-name="T10">betUArr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5" draw:style-name="gr2" draw:text-style-name="P3" draw:layer="layout" svg:width="3.676cm" svg:height="1.03cm" svg:x="10.077cm" svg:y="10.889cm">
          <text:p text:style-name="P2"><text:span text:style-name="T10">betUArr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5" draw:style-name="gr2" draw:text-style-name="P3" draw:layer="layout" svg:width="3.676cm" svg:height="1.03cm" svg:x="19.602cm" svg:y="11.709cm">
          <text:p text:style-name="P2"><text:span text:style-name="T11">…………</text:span><text:span text:style-name="T1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5" draw:style-name="gr2" draw:text-style-name="P3" draw:layer="layout" svg:width="0.918cm" svg:height="1.03cm" svg:x="0.975cm" svg:y="12.747cm">
          <text:p text:style-name="P2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2" draw:text-style-name="P3" draw:layer="layout" svg:width="0.918cm" svg:height="1.03cm" svg:x="2.033cm" svg:y="12.747cm">
          <text:p text:style-name="P2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5" draw:style-name="gr2" draw:text-style-name="P3" draw:layer="layout" svg:width="0.918cm" svg:height="1.03cm" svg:x="5.843cm" svg:y="12.747cm">
          <text:p text:style-name="P2"><text:span text:style-name="T12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5" draw:style-name="gr4" draw:text-style-name="P5" draw:layer="layout" svg:width="0.918cm" svg:height="1.03cm" svg:x="10.077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5" draw:style-name="gr4" draw:text-style-name="P5" draw:layer="layout" svg:width="0.918cm" svg:height="1.03cm" svg:x="10.996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5" draw:style-name="gr7" draw:text-style-name="P7" draw:layer="layout" svg:width="0.918cm" svg:height="1.03cm" svg:x="11.915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5" draw:style-name="gr4" draw:text-style-name="P5" draw:layer="layout" svg:width="0.918cm" svg:height="1.03cm" svg:x="12.834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5" draw:style-name="gr4" draw:text-style-name="P5" draw:layer="layout" svg:width="0.918cm" svg:height="1.03cm" svg:x="13.753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4" draw:text-style-name="P5" draw:layer="layout" svg:width="0.918cm" svg:height="1.03cm" svg:x="14.67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4" draw:text-style-name="P5" draw:layer="layout" svg:width="0.918cm" svg:height="1.03cm" svg:x="15.592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4" draw:text-style-name="P5" draw:layer="layout" svg:width="0.918cm" svg:height="1.03cm" svg:x="16.511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4" draw:text-style-name="P5" draw:layer="layout" svg:width="0.918cm" svg:height="1.03cm" svg:x="17.43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4" draw:text-style-name="P5" draw:layer="layout" svg:width="0.918cm" svg:height="1.03cm" svg:x="18.349cm" svg:y="11.709cm">
          <text:p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5" draw:text-style-name="P6" draw:layer="layout" svg:width="7.198cm" svg:height="0.001cm" svg:x="11.97cm" svg:y="12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15" draw:style-name="gr5" draw:text-style-name="P6" draw:layer="layout" svg:width="0.793cm" svg:height="0.013cm" svg:x="10.104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5" draw:style-name="gr5" draw:text-style-name="P6" draw:layer="layout" svg:width="0.793cm" svg:height="0.013cm" svg:x="11.058cm" svg:y="12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5" draw:style-name="gr2" draw:text-style-name="P3" draw:layer="layout" svg:width="0.918cm" svg:height="1.03cm" svg:x="10.077cm" svg:y="12.747cm">
          <text:p text:style-name="P2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5" draw:style-name="gr2" draw:text-style-name="P3" draw:layer="layout" svg:width="0.918cm" svg:height="1.03cm" svg:x="11.135cm" svg:y="12.747cm">
          <text:p text:style-name="P2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2" draw:text-style-name="P3" draw:layer="layout" svg:width="0.918cm" svg:height="1.03cm" svg:x="14.945cm" svg:y="12.747cm">
          <text:p text:style-name="P2"><text:span text:style-name="T12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2" draw:text-style-name="P3" draw:layer="layout" svg:width="14.332cm" svg:height="1.03cm" svg:x="0.763cm" svg:y="9.814cm">
          <text:p text:style-name="P2"><text:span text:style-name="T13">Layout of </text:span><text:span text:style-name="T14">betaUArr</text:span><text:span text:style-name="T13"> array. </text:span><text:span text:style-name="T14">a</text:span><text:span text:style-name="T13">, </text:span><text:span text:style-name="T14">b</text:span><text:span text:style-name="T13">, </text:span><text:span text:style-name="T14">f</text:span><text:span text:style-name="T13"> are variables of </text:span><text:span text:style-name="T14">alphaV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2" draw:text-style-name="P3" draw:layer="layout" svg:width="10.171cm" svg:height="1.147cm" svg:x="9.653cm" svg:y="13.43cm">
          <text:p text:style-name="P2"><text:span text:style-name="T4">Address of </text:span><text:span text:style-name="T5">betUArr[</text:span><text:span text:style-name="T4">1</text:span><text:span text:style-name="T5">].alphaVar.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5" draw:style-name="gr8" draw:text-style-name="P6" draw:layer="layout" svg:width="0.001cm" svg:height="0.918cm" draw:transform="rotate (-3.14159265358979) translate (12.516cm 13.5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5" draw:style-name="gr6" draw:text-style-name="P6" draw:layer="layout" svg:width="0.001cm" svg:height="1.447cm" svg:x="10.054cm" svg:y="11.41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1;g29a88c4c3f_0_72:notes" draw:style-name="gr3" draw:layer="layout" svg:width="16.932cm" svg:height="9.524cm" svg:x="1.059cm" svg:y="1.905cm" draw:page-number="3" presentation:class="page"/>
          <draw:frame draw:name="Google Shape;102;g29a88c4c3f_0_7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149;p16" draw:style-name="gr9" draw:text-style-name="P3" draw:layer="layout" svg:width="19.317cm" svg:height="2.253cm" svg:x="3.22cm" svg:y="12.033cm">
          <text:p text:style-name="P8"><text:span text:style-name="T15">Aftab Hussain</text:span></text:p>
          <text:p text:style-name="P8"><text:span text:style-name="T15">University of California, Irvine</text:span></text:p>
          <text:p text:style-name="P8"><text:span text:style-name="T15">6th November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37eb30837c_0_1:notes" draw:style-name="gr3" draw:layer="layout" svg:width="16.932cm" svg:height="9.524cm" svg:x="1.059cm" svg:y="1.905cm" draw:page-number="4" presentation:class="page"/>
          <draw:frame draw:name="Google Shape;147;g37eb30837c_0_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5.1.0.3$Linux_X86_64 LibreOffice_project/</meta:generator>
  </office:meta>
</office:document-meta>
</file>